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18pt" fo:font-weight="normal" officeooo:rsid="0017299c" officeooo:paragraph-rsid="0011d797" style:font-size-asian="15.75pt" style:font-weight-asian="normal" style:font-size-complex="18pt" style:font-weight-complex="normal"/>
    </style:style>
    <style:style style:name="P3" style:family="paragraph" style:parent-style-name="Standard">
      <style:text-properties fo:font-weight="normal" officeooo:rsid="0017299c" officeooo:paragraph-rsid="003aca0c" style:font-weight-asian="normal" style:font-weight-complex="normal"/>
    </style:style>
    <style:style style:name="P4" style:family="paragraph" style:parent-style-name="Standard">
      <style:text-properties fo:font-weight="normal" officeooo:rsid="0017299c" officeooo:paragraph-rsid="005dec55" style:font-weight-asian="normal" style:font-weight-complex="normal"/>
    </style:style>
    <style:style style:name="P5" style:family="paragraph" style:parent-style-name="Standard">
      <style:text-properties fo:font-weight="bold" officeooo:rsid="005dec55" officeooo:paragraph-rsid="005dec55" style:font-weight-asian="bold" style:font-weight-complex="bold"/>
    </style:style>
    <style:style style:name="P6" style:family="paragraph" style:parent-style-name="Standard">
      <style:paragraph-properties fo:text-align="center" style:justify-single-word="false"/>
      <style:text-properties fo:font-weight="bold" officeooo:rsid="005dec55" officeooo:paragraph-rsid="005dec55" style:font-weight-asian="bold" style:font-weight-complex="bold"/>
    </style:style>
    <style:style style:name="P7" style:family="paragraph" style:parent-style-name="Standard">
      <style:paragraph-properties fo:text-align="start" style:justify-single-word="false"/>
      <style:text-properties fo:font-weight="bold" officeooo:rsid="005dec55" officeooo:paragraph-rsid="005dec55" style:font-weight-asian="bold" style:font-weight-complex="bold"/>
    </style:style>
    <style:style style:name="P8" style:family="paragraph" style:parent-style-name="Standard">
      <style:paragraph-properties fo:text-align="start" style:justify-single-word="false"/>
      <style:text-properties fo:font-style="italic" fo:font-weight="bold" officeooo:rsid="005dec55" officeooo:paragraph-rsid="005dec55" style:font-style-asian="italic" style:font-weight-asian="bold" style:font-style-complex="italic" style:font-weight-complex="bold"/>
    </style:style>
    <style:style style:name="T1" style:family="text">
      <style:text-properties officeooo:rsid="00161b75"/>
    </style:style>
    <style:style style:name="T2" style:family="text">
      <style:text-properties officeooo:rsid="005dec55"/>
    </style:style>
    <style:style style:name="T3" style:family="text">
      <style:text-properties fo:font-size="14pt" style:font-size-asian="14pt" style:font-size-complex="14pt"/>
    </style:style>
    <style:style style:name="T4" style:family="text">
      <style:text-properties style:font-name="Atkinson Hyperlegible" fo:font-size="13pt" fo:font-weight="bold" style:font-size-asian="13pt" style:font-weight-asian="bold" style:font-size-complex="13pt" style:font-weight-complex="bold"/>
    </style:style>
    <style:style style:name="T5" style:family="text">
      <style:text-properties style:font-name="Atkinson Hyperlegible" fo:font-size="13pt" officeooo:rsid="005dec55" style:font-size-asian="13pt" style:font-size-complex="13pt"/>
    </style:style>
    <style:style style:name="T6" style:family="text">
      <style:text-properties style:font-name="Atkinson Hyperlegible" fo:font-size="13pt" officeooo:rsid="005dec55" style:font-name-asian="Times New Roman" style:font-size-asian="13pt" style:font-name-complex="Times New Roman" style:font-size-complex="13pt"/>
    </style:style>
    <style:style style:name="T7" style:family="text">
      <style:text-properties style:font-name="Atkinson Hyperlegible" fo:font-size="13pt" fo:font-weight="normal" officeooo:rsid="005dec55" style:font-name-asian="Times New Roman" style:font-size-asian="13pt" style:font-weight-asian="normal" style:font-name-complex="Times New Roman" style:font-size-complex="13pt" style:font-weight-complex="normal"/>
    </style:style>
    <style:style style:name="T8" style:family="text">
      <style:text-properties style:font-name="Atkinson Hyperlegible" fo:font-size="13pt" fo:font-weight="bold" officeooo:rsid="005dec55" style:font-name-asian="Times New Roman" style:font-size-asian="13pt" style:font-weight-asian="bold" style:font-name-complex="Times New Roman" style:font-size-complex="13pt" style:font-weight-complex="bold"/>
    </style:style>
    <style:style style:name="T9" style:family="text">
      <style:text-properties style:font-name="Atkinson Hyperlegible" fo:font-size="13pt" style:font-name-asian="Times New Roman" style:font-size-asian="13pt" style:font-name-complex="Times New Roman" style:font-size-complex="13pt"/>
    </style:style>
    <style:style style:name="T10" style:family="text">
      <style:text-properties style:font-name="Atkinson Hyperlegible" fo:font-size="13pt" fo:font-weight="normal" style:font-name-asian="Times New Roman" style:font-size-asian="13pt" style:font-weight-asian="normal" style:font-name-complex="Times New Roman" style:font-size-complex="13pt" style:font-weight-complex="normal"/>
    </style:style>
    <style:style style:name="T11" style:family="text">
      <style:text-properties style:text-position="super 58%" style:font-name="Atkinson Hyperlegible" fo:font-size="13pt" fo:font-weight="normal" style:font-name-asian="Times New Roman" style:font-size-asian="13pt" style:font-weight-asian="normal" style:font-name-complex="Times New Roman" style:font-size-complex="13pt" style:font-weight-complex="normal"/>
    </style:style>
    <style:style style:name="T12" style:family="text">
      <style:text-properties style:text-position="0% 100%" style:font-name="Atkinson Hyperlegible" fo:font-size="13pt" fo:font-weight="normal" style:font-name-asian="Times New Roman" style:font-size-asian="13pt" style:font-weight-asian="normal" style:font-name-complex="Times New Roman" style:font-size-complex="13pt" style:font-weight-complex="normal"/>
    </style:style>
    <style:style style:name="T13" style:family="text">
      <style:text-properties style:text-position="0% 100%" style:font-name="Atkinson Hyperlegible" fo:font-size="13pt" fo:font-style="normal"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14" style:family="text">
      <style:text-properties style:text-position="0% 100%" style:font-name="Atkinson Hyperlegible" fo:font-size="13pt" fo:font-style="normal" style:font-name-asian="Times New Roman" style:font-size-asian="13pt" style:font-style-asian="normal" style:font-name-complex="Times New Roman" style:font-size-complex="13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1">MET CS<text:span text:style-name="T1">5</text:span>66</text:p>
      <text:p text:style-name="P1">Assignment <text:span text:style-name="T2">5</text:span></text:p>
      <text:p text:style-name="P2"><text:span text:style-name="T3"/></text:p>
      <text:p text:style-name="P3"><text:span text:style-name="T4">1. </text:span><text:span text:style-name="T5">Evaluate performance characteristics of two string matching algorithms (Brutal Force algorithm and Knuth-Morris-Pratt algorithm) for the following case:</text:span></text:p>
      <text:p text:style-name="P3"><text:span text:style-name="T5"/></text:p>
      <text:p text:style-name="P3"><text:span text:style-name="T5"><text:tab/>Pattern: agtacg</text:span></text:p>
      <text:p text:style-name="P4"><text:span text:style-name="T5"><text:tab/>String: <text:s text:c="2"/></text:span><text:span text:style-name="T6">gcagtacgcagagagtatacagtacg</text:span></text:p>
      <text:p text:style-name="P4"><text:span text:style-name="T6"/></text:p>
      <text:p text:style-name="Standard"><text:span text:style-name="T7">Compare the performance of these two algorithms in terms of </text:span><text:span text:style-name="T8">preprocessing time</text:span><text:span text:style-name="T7"> and </text:span><text:span text:style-name="T8">matching time</text:span><text:span text:style-name="T7">. </text:span></text:p>
      <text:p text:style-name="Standard"><text:span text:style-name="T7"/></text:p>
      <text:p text:style-name="Standard"><text:span text:style-name="T7"/></text:p>
      <text:p text:style-name="Standard"><text:span text:style-name="T7"/></text:p>
      <text:p text:style-name="P5"><text:span text:style-name="T9"/></text:p>
      <text:p text:style-name="P5"><text:span text:style-name="T9"/></text:p>
      <text:p text:style-name="P5"><text:span text:style-name="T9">2.</text:span><text:span text:style-name="T10"> Design and implement (i.e., write a program) an algorithm based on </text:span><text:span text:style-name="T9">text matching</text:span><text:span text:style-name="T10"> that adds two polynomials such as:</text:span></text:p>
      <text:p text:style-name="P5"><text:span text:style-name="T10"/></text:p>
      <text:p text:style-name="P6"><text:span text:style-name="T10">(x</text:span><text:span text:style-name="T11">3</text:span><text:span text:style-name="T12"> + 5x</text:span><text:span text:style-name="T11">2 <text:s/></text:span><text:span text:style-name="T12">- 3x + 3) + (4x</text:span><text:span text:style-name="T11">5</text:span><text:span text:style-name="T12"> – 2x</text:span><text:span text:style-name="T11">2</text:span><text:span text:style-name="T12"> + 1)</text:span></text:p>
      <text:p text:style-name="P6"><text:span text:style-name="T12"/></text:p>
      <text:p text:style-name="P7"><text:span text:style-name="T12">Place the theta value of your algorithm as the first comment in the code. Submit several challenging test cases. </text:span></text:p>
      <text:p text:style-name="P8"><text:span text:style-name="T12">Hint</text:span><text:span text:style-name="T13">: Input consists of a text string.</text:span></text:p>
      <text:p text:style-name="P8"><text:span text:style-name="T13"/></text:p>
      <text:p text:style-name="P8"><text:span text:style-name="T13"/></text:p>
      <text:p text:style-name="P8"><text:span text:style-name="T13"/></text:p>
      <text:p text:style-name="P8"><text:span text:style-name="T14"/></text:p>
      <text:p text:style-name="P8"><text:span text:style-name="T14"/></text:p>
      <text:p text:style-name="P8"><text:span text:style-name="T14">3.</text:span><text:span text:style-name="T13"> What is your </text:span><text:span text:style-name="T14">informed</text:span><text:span text:style-name="T13"> opinion on the NP problems? Does a deterministic NP polynomial time algorithm exist or not? Your answer should be a well-thought out and informed argument consisting of a couple paragraphs at least. No credit for poor grammar and simplistic answers. Your argument should be convincing and strong.</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oft-page-break/><text:span text:style-name="T14">4.</text:span><text:span text:style-name="T13"> Give an example of non-linearities in neural networks used for machine learning. Why is it necessary to have it in networks? Can feature extraction improve the performance of fully connected neural networks used for handwritten digit recogniti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5.2$Windows_X86_64 LibreOffice_project/fddf2685c70b461e7832239a0162a77216259f22</meta:generator>
    <dc:date>2025-04-13T21:04:33.022000000</dc:date>
    <meta:editing-duration>PT10H47M2S</meta:editing-duration>
    <meta:editing-cycles>28</meta:editing-cycles>
    <meta:print-date>2025-04-03T22:25:10.064000000</meta:print-date>
    <meta:printed-by>PDF files</meta:printed-by>
    <meta:document-statistic meta:table-count="0" meta:image-count="0" meta:object-count="0" meta:page-count="2" meta:paragraph-count="13" meta:word-count="192" meta:character-count="1221" meta:non-whitespace-character-count="1033"/>
  </office:meta>
</office:document-meta>
</file>